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1pt" officeooo:paragraph-rsid="001ccb46" style:font-size-asian="11pt" style:font-size-complex="11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1pt" officeooo:rsid="000cbfd7" officeooo:paragraph-rsid="001ccb46" style:font-size-asian="11pt" style:font-size-complex="11pt"/>
    </style:style>
    <style:style style:name="P3" style:family="paragraph" style:parent-style-name="Standard">
      <style:text-properties style:font-name="Arial" fo:font-size="11pt" officeooo:rsid="000f30c8" officeooo:paragraph-rsid="001ccb46" style:font-size-asian="11pt" style:font-size-complex="11pt"/>
    </style:style>
    <style:style style:name="P4" style:family="paragraph" style:parent-style-name="Standard">
      <style:text-properties style:font-name="Arial" fo:font-size="11pt" officeooo:paragraph-rsid="001ccb46" style:font-size-asian="11pt" style:font-size-complex="11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1pt" fo:font-weight="bold" officeooo:rsid="000db31a" officeooo:paragraph-rsid="001ccb46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Arial" fo:font-size="11pt" fo:font-weight="bold" officeooo:paragraph-rsid="001ccb46" style:font-size-asian="11pt" style:font-weight-asian="bold" style:font-size-complex="11pt" style:font-weight-complex="bold"/>
    </style:style>
    <style:style style:name="P7" style:family="paragraph" style:parent-style-name="Standard">
      <style:text-properties fo:color="#ff0000" loext:opacity="100%" style:font-name="Arial" fo:font-size="11pt" officeooo:paragraph-rsid="001ccb46" style:font-size-asian="11pt" style:font-size-complex="11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" fo:font-size="11pt" officeooo:paragraph-rsid="001ccb46" style:font-size-asian="11pt" style:font-size-complex="11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" fo:font-size="11pt" officeooo:rsid="000bf860" officeooo:paragraph-rsid="001ccb46" style:font-size-asian="11pt" style:font-size-complex="11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" fo:font-size="11pt" officeooo:rsid="000cbfd7" officeooo:paragraph-rsid="001ccb46" style:font-size-asian="11pt" style:font-size-complex="11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" fo:font-size="11pt" officeooo:rsid="000db31a" officeooo:paragraph-rsid="001ccb46" style:font-size-asian="11pt" style:font-size-complex="11p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" fo:font-size="11pt" fo:font-weight="bold" officeooo:rsid="000db31a" officeooo:paragraph-rsid="001ccb46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ccb46"/>
    </style:style>
    <style:style style:name="P14" style:family="paragraph" style:parent-style-name="Text_20_body">
      <style:text-properties style:font-name="Arial" fo:font-size="11pt" officeooo:paragraph-rsid="001ccb46" style:font-size-asian="11pt" style:font-size-complex="11pt"/>
    </style:style>
    <style:style style:name="P15" style:family="paragraph" style:parent-style-name="Text_20_body" style:list-style-name="L1">
      <style:text-properties officeooo:paragraph-rsid="001ccb46"/>
    </style:style>
    <style:style style:name="P16" style:family="paragraph" style:parent-style-name="Text_20_body">
      <style:text-properties officeooo:paragraph-rsid="001ccb46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0cbfd7"/>
    </style:style>
    <style:style style:name="T3" style:family="text">
      <style:text-properties fo:color="#000000" loext:opacity="100%" officeooo:rsid="000db31a"/>
    </style:style>
    <style:style style:name="T4" style:family="text">
      <style:text-properties fo:color="#000000" loext:opacity="100%" style:font-name="Arial" fo:font-size="11pt" style:font-size-asian="11pt" style:font-size-complex="11pt"/>
    </style:style>
    <style:style style:name="T5" style:family="text">
      <style:text-properties fo:color="#000000" loext:opacity="100%" style:font-name="Arial" fo:font-size="11pt" style:font-size-asian="11pt" style:font-size-complex="11pt" loext:padding="0.049cm" loext:border="0.06pt solid #d9d9e3"/>
    </style:style>
    <style:style style:name="T6" style:family="text">
      <style:text-properties fo:font-variant="normal" fo:text-transform="none" fo:color="#333333" loext:opacity="100%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Arial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000000" loext:opacity="100%" style:font-name="Arial" fo:font-size="11pt" fo:letter-spacing="normal" style:font-size-asian="11pt" style:font-size-complex="11pt"/>
    </style:style>
    <style:style style:name="T9" style:family="text">
      <style:text-properties officeooo:rsid="000db31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size="11pt" style:font-size-asian="11pt" style:font-size-complex="11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. Parte téorica: </text:p>
      <text:p text:style-name="P4">1. Criar uma apresentação de slides com 1 slide </text:p>
      <text:p text:style-name="P4">para cada um dos topicos</text:p>
      <text:p text:style-name="P7">1.1 - o que faz o comando top?</text:p>
      <text:p text:style-name="P8"/>
      <text:p text:style-name="P9">Gerenciador de processos linux.</text:p>
      <text:p text:style-name="P10"/>
      <text:p text:style-name="P5"><text:span text:style-name="T2">L</text:span><text:span text:style-name="T1">inhas</text:span></text:p>
      <text:p text:style-name="P10">Linha 1: </text:p>
      <text:p text:style-name="P1"><text:span text:style-name="T6">* O tempo atual</text:span><text:span text:style-name="T1"><text:line-break/></text:span><text:span text:style-name="T6">* O tempo que seu sistema está funcionando</text:span><text:span text:style-name="T1"><text:line-break/></text:span><text:span text:style-name="T6">* Número de usuários autenticados no sistema no momento</text:span><text:span text:style-name="T1"><text:line-break/></text:span><text:span text:style-name="T6">* Média de carga de 5, 10 e 15 minutos respectivamente.</text:span></text:p>
      <text:p text:style-name="P8"/>
      <text:p text:style-name="P10">Linha 2:</text:p>
      <text:p text:style-name="P2"><text:span text:style-name="T1">* resumo das tasks (executando, dormindo,paradas e em modo zumbi = </text:span><text:span text:style-name="T3">um erro do procedimento de saída de um processo filho</text:span><text:span text:style-name="T1">)</text:span></text:p>
      <text:p text:style-name="P10"/>
      <text:p text:style-name="P11">linha 3: </text:p>
      <text:p text:style-name="P11">* Uso de CPU</text:p>
      <text:p text:style-name="P11"/>
      <text:p text:style-name="P11">linha4:</text:p>
      <text:p text:style-name="P11">* Uso de memória (física=mem virtual=swap)</text:p>
      <text:p text:style-name="P11"/>
      <text:p text:style-name="P12">Colunas</text:p>
      <text:p text:style-name="P14">PID (Identificador do processo)<text:line-break/>A identificação do processo (identificador único)</text:p>
      <text:p text:style-name="P14">USUÁRIO (USER)<text:line-break/>Usuário proprietário do processo.</text:p>
      <text:p text:style-name="P14">PR (Prioridade)<text:line-break/>A prioridade de agendamento do processo. Alguns valores neste campo são ‘ RT ‘ . Isso significa que o processo está sendo executado em tempo real (Real Time).</text:p>
      <text:p text:style-name="P14">NI<text:line-break/>Os valores mais baixos significam maior prioridade.</text:p>
      <text:p text:style-name="P14">VIRT<text:line-break/>A quantidade de memória virtual usada pelo processo.</text:p>
      <text:p text:style-name="P14">RES<text:line-break/>O tamanho da memória usada. Residente na memória física e não na área de troca (swap).</text:p>
      <text:p text:style-name="P14">SHR (Share – compartilhada)<text:line-break/>SHR é a memória compartilhada usada pelo processo.</text:p>
      <text:p text:style-name="P14">S (State – estado)<text:line-break/>Este é o estado do processo . Ele pode ter um dos seguintes valores :</text:p>
      <text:p text:style-name="P14">% CPU<text:line-break/>É a porcentagem de tempo de CPU que a tarefa tem usado desde a última atualização.</text:p>
      <text:p text:style-name="P14">% MEM<text:line-break/>Percentagem de memória física disponível usada pelo processo.</text:p>
      <text:p text:style-name="P14">T<text:span text:style-name="T9">IME</text:span> +<text:line-break/>O tempo total de CPU que a tarefa tem usado desde o início (precisão de centésimo de segundo)</text:p>
      <text:p text:style-name="P14"><text:soft-page-break/>COM<text:span text:style-name="T9">M</text:span>AND<text:line-break/>Descrição do comando que foi utilizado para iniciar o processo.</text:p>
      <text:p text:style-name="P11"/>
      <text:p text:style-name="P4"/>
      <text:p text:style-name="P7">1.2 - qual o caminho padrao para salvar os logs no linux?</text:p>
      <text:p text:style-name="P13"><text:span text:style-name="T7">No Linux, os logs do sistema e de aplicativos são geralmente armazenados no diretório </text:span><text:span text:style-name="Source_20_Text"><text:span text:style-name="T5">/var/log</text:span></text:span><text:span text:style-name="T7">.</text:span><text:span text:style-name="T4"> </text:span></text:p>
      <text:p text:style-name="P4"/>
      <text:p text:style-name="P3">Pode ser alterado este caminho pela entrada no arquivo de config<text:span text:style-name="T10"> log_directory </text:span>=novo/caminho </text:p>
      <text:p text:style-name="P4"/>
      <text:p text:style-name="P7">1.3 - o que faz o comando whoami?</text:p>
      <text:p text:style-name="P4"/>
      <text:p text:style-name="P13"><text:span text:style-name="T7">O comando </text:span><text:span text:style-name="Source_20_Text"><text:span text:style-name="T5">whoami</text:span></text:span><text:span text:style-name="T8"> </text:span><text:span text:style-name="T7">é utilizado em sistemas Unix e Linux para exibir o nome de usuário associado ao usuário atualmente logado no sistema. Ele retorna o nome do usuário atual do ambiente em que o comando é executado.</text:span><text:span text:style-name="T4"> </text:span></text:p>
      <text:p text:style-name="P4"/>
      <text:p text:style-name="P7">1.4 - o que faz o comando mdkir /tmp/teste01?</text:p>
      <text:p text:style-name="P14">Aqui está uma explicação passo a passo do que esse comando faz:</text:p>
      <text:list xml:id="list69512045" text:style-name="L1">
        <text:list-item>
          <text:p text:style-name="P15"><text:span text:style-name="Source_20_Text"><text:span text:style-name="T11">mkdir</text:span></text:span><text:span text:style-name="T11">: É o próprio comando para criar diretórios.</text:span></text:p>
        </text:list-item>
        <text:list-item>
          <text:p text:style-name="P15"><text:span text:style-name="Source_20_Text"><text:span text:style-name="T11">/tmp</text:span></text:span><text:span text:style-name="T11">: É um diretório raiz temporário usado para armazenar arquivos temporários no sistema. Muitas vezes, ele é limpo entre reinicializações do sistema.</text:span></text:p>
        </text:list-item>
        <text:list-item>
          <text:p text:style-name="P15"><text:span text:style-name="Source_20_Text"><text:span text:style-name="T11">teste01</text:span></text:span><text:span text:style-name="T11">: É o nome do diretório que você está criando dentro do diretório </text:span><text:span text:style-name="Source_20_Text"><text:span text:style-name="T11">/tmp</text:span></text:span><text:span text:style-name="T11">.</text:span></text:p>
        </text:list-item>
      </text:list>
      <text:p text:style-name="P16"><text:span text:style-name="T11">Portanto, ao executar o comando </text:span><text:span text:style-name="Source_20_Text"><text:span text:style-name="T11">mkdir /tmp/teste01</text:span></text:span><text:span text:style-name="T11">, você está criando um novo diretório chamado "teste01" dentro do diretório </text:span><text:span text:style-name="Source_20_Text"><text:span text:style-name="T11">/tmp</text:span></text:span><text:span text:style-name="T11">. O caminho completo do diretório recém-criado será </text:span><text:span text:style-name="Source_20_Text"><text:span text:style-name="T11">/tmp/teste01</text:span></text:span><text:span text:style-name="T11">.</text:span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31T15:11:33.565000000</meta:creation-date>
    <dc:date>2023-08-31T15:12:12.677000000</dc:date>
    <meta:editing-duration>PT39S</meta:editing-duration>
    <meta:editing-cycles>1</meta:editing-cycles>
    <meta:document-statistic meta:table-count="0" meta:image-count="0" meta:object-count="0" meta:page-count="2" meta:paragraph-count="38" meta:word-count="450" meta:character-count="2617" meta:non-whitespace-character-count="2199"/>
    <meta:generator>LibreOffice/7.2.7.2$Windows_X86_64 LibreOffice_project/8d71d29d553c0f7dcbfa38fbfda25ee34cce99a2</meta:generator>
  </office:meta>
</office:document-meta>
</file>